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5.1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875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0.644cm" fo:break-before="auto" style:use-optimal-row-height="false"/>
    </style:style>
    <style:style style:name="ro5" style:family="table-row">
      <style:table-row-properties style:row-height="0.951cm" fo:break-before="auto" style:use-optimal-row-height="fals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44cm" fo:break-before="auto" style:use-optimal-row-height="true"/>
    </style:style>
    <style:style style:name="ro11" style:family="table-row">
      <style:table-row-properties style:row-height="0.79cm" fo:break-before="auto" style:use-optimal-row-height="true"/>
    </style:style>
    <style:style style:name="ro1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size="24pt" style:text-underline-style="none" fo:font-weight="bold"/>
    </style:style>
    <style:style style:name="ce3" style:family="table-cell" style:parent-style-name="report-column-title">
      <style:text-properties fo:font-weight="normal"/>
    </style:style>
    <style:style style:name="ce4" style:family="table-cell" style:parent-style-name="report-content-heading2-with-lines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ext-properties fo:font-size="24pt" fo:font-weight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8" style:family="table-cell" style:parent-style-name="text">
      <style:table-cell-properties fo:wrap-option="wrap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efault StyleSheet for OpenOffice Spreadsheat (.ods) documents in ERP5. <text:s/>This is intended to be a skin in erp5_core business template. Making changes in those styles will affect all ERP5 OOo Template in the ERP5 site.</text:p>
          </table:table-cell>
          <table:table-cell table:style-name="ce6"/>
          <table:table-cell/>
        </table:table-row>
        <table:table-row table:style-name="ro2">
          <table:table-cell table:style-name="ce1" office:value-type="string">
            <text:p>All available styles are shown in the example below:</text:p>
          </table:table-cell>
          <table:table-cell table:style-name="ce6"/>
          <table:table-cell/>
        </table:table-row>
        <table:table-row table:style-name="ro2">
          <table:table-cell table:style-name="ce1"/>
          <table:table-cell table:style-name="ce6"/>
          <table:table-cell/>
        </table:table-row>
        <table:table-row table:style-name="ro3">
          <table:table-cell table:style-name="ce2" office:value-type="string">
            <text:p>Styles for custom reports:</text:p>
          </table:table-cell>
          <table:table-cell table:style-name="ce6"/>
          <table:table-cell/>
        </table:table-row>
        <table:table-row table:style-name="ro2">
          <table:table-cell table:style-name="report-title" office:value-type="string">
            <text:p>report-title</text:p>
          </table:table-cell>
          <table:table-cell table:style-name="ce6"/>
          <table:table-cell table:style-name="report-title-date" office:value-type="string">
            <text:p>report-title-date</text:p>
          </table:table-cell>
        </table:table-row>
        <table:table-row table:style-name="ro4">
          <table:table-cell table:style-name="report-title2" office:value-type="string">
            <text:p>report-title2</text:p>
          </table:table-cell>
          <table:table-cell table:style-name="ce7"/>
          <table:table-cell table:style-name="report-title-date2" office:value-type="string">
            <text:p>report-title-date2</text:p>
          </table:table-cell>
        </table:table-row>
        <table:table-row table:style-name="ro4">
          <table:table-cell table:style-name="report-title3" office:value-type="string">
            <text:p>report-title3</text:p>
          </table:table-cell>
          <table:table-cell table:style-name="ce7"/>
          <table:table-cell table:style-name="report-title-date3" office:value-type="string">
            <text:p>report-title-date</text:p>
          </table:table-cell>
        </table:table-row>
        <table:table-row table:style-name="ro4">
          <table:table-cell table:style-name="ce3" office:value-type="string" table:number-columns-spanned="1" table:number-rows-spanned="2">
            <text:p>report-column-title</text:p>
          </table:table-cell>
          <table:table-cell table:number-columns-repeated="2"/>
        </table:table-row>
        <table:table-row table:style-name="ro5">
          <table:covered-table-cell table:style-name="report-column-title"/>
          <table:table-cell table:number-columns-repeated="2"/>
        </table:table-row>
        <table:table-row table:style-name="ro6">
          <table:table-cell table:style-name="report-content-heading1" office:value-type="string">
            <text:p>report-content-heading1</text:p>
          </table:table-cell>
          <table:table-cell table:style-name="report-content-currency1" office:value-type="string">
            <text:p>report-content-currency1</text:p>
          </table:table-cell>
          <table:table-cell/>
        </table:table-row>
        <table:table-row table:style-name="ro7">
          <table:table-cell table:style-name="report-content-heading2" office:value-type="string">
            <text:p>report-content-heading2</text:p>
          </table:table-cell>
          <table:table-cell table:style-name="report-content-currency2" office:value-type="string">
            <text:p>report-content-currency2</text:p>
          </table:table-cell>
          <table:table-cell/>
        </table:table-row>
        <table:table-row table:style-name="ro7">
          <table:table-cell table:style-name="report-content-heading3" office:value-type="string">
            <text:p>report-content-heading3</text:p>
          </table:table-cell>
          <table:table-cell table:style-name="report-content-currency3" office:value-type="string">
            <text:p>report-content-currency3</text:p>
          </table:table-cell>
          <table:table-cell table:style-name="report-stat1-sans-bold"/>
        </table:table-row>
        <table:table-row table:style-name="ro7">
          <table:table-cell table:style-name="report-content-heading4" office:value-type="string">
            <text:p>report-content-heading4</text:p>
          </table:table-cell>
          <table:table-cell table:style-name="report-content-currency4" office:value-type="string">
            <text:p>report-content-currency4</text:p>
          </table:table-cell>
          <table:table-cell table:style-name="report-stat1-sans-bold"/>
        </table:table-row>
        <table:table-row table:style-name="ro7">
          <table:table-cell table:style-name="report-content-heading5" office:value-type="string">
            <text:p>report-content-heading5</text:p>
          </table:table-cell>
          <table:table-cell table:style-name="report-content-currency5" office:value-type="string">
            <text:p>report-content-currency5</text:p>
          </table:table-cell>
          <table:table-cell table:style-name="report-stat1-sans-bold"/>
        </table:table-row>
        <table:table-row table:style-name="ro7" table:number-rows-repeated="2">
          <table:table-cell table:style-name="report-content-heading3"/>
          <table:table-cell table:style-name="report-content-currency3"/>
          <table:table-cell table:style-name="report-stat1-sans-bold"/>
        </table:table-row>
        <table:table-row table:style-name="ro7">
          <table:table-cell table:style-name="report-content-heading3"/>
          <table:table-cell table:style-name="report-content-currency3"/>
          <table:table-cell table:style-name="report-stat1-sans-bold" office:value-type="string">
            <text:p>report-stat1-sans-bold</text:p>
          </table:table-cell>
        </table:table-row>
        <table:table-row table:style-name="ro8">
          <table:table-cell table:number-columns-repeated="2"/>
          <table:table-cell table:style-name="report-stat2-sans-bold" office:value-type="string">
            <text:p>report-stat2-sans-bold</text:p>
          </table:table-cell>
        </table:table-row>
        <table:table-row table:style-name="ro7">
          <table:table-cell table:style-name="report-stat-heading2" office:value-type="string">
            <text:p>report-stat-heading2</text:p>
          </table:table-cell>
          <table:table-cell table:style-name="report-stat-currency2" office:value-type="string">
            <text:p>report-stat-currency2</text:p>
          </table:table-cell>
          <table:table-cell/>
        </table:table-row>
        <table:table-row table:style-name="ro8">
          <table:table-cell table:style-name="report-stat-heading1" office:value-type="string">
            <text:p>report-stat-heading1</text:p>
          </table:table-cell>
          <table:table-cell table:style-name="report-stat-currency1" office:value-type="string">
            <text:p>report-stat-currency1</text:p>
          </table:table-cell>
          <table:table-cell/>
        </table:table-row>
        <table:table-row table:style-name="ro7">
          <table:table-cell table:style-name="table-bottom-line" office:value-type="string">
            <text:p>table-bottom-line (top-line for here)</text:p>
          </table:table-cell>
          <table:table-cell/>
          <table:table-cell table:style-name="report-stat1-sans-bold-with-lines" office:value-type="string">
            <text:p>report-stat1-sans-bold-with-line</text:p>
          </table:table-cell>
        </table:table-row>
        <table:table-row table:style-name="ro8">
          <table:table-cell table:number-columns-repeated="2"/>
          <table:table-cell table:style-name="report-stat2-sans-bold-with-lines" office:value-type="string">
            <text:p>report-stat2-sans-bold-with-lines</text:p>
          </table:table-cell>
        </table:table-row>
        <table:table-row table:style-name="ro7">
          <table:table-cell table:number-columns-repeated="3"/>
        </table:table-row>
        <table:table-row table:style-name="ro9">
          <table:table-cell table:style-name="ce4" office:value-type="string">
            <text:p>report-content-heading2-with-lines</text:p>
          </table:table-cell>
          <table:table-cell table:number-columns-repeated="2"/>
        </table:table-row>
        <table:table-row table:style-name="ro7">
          <table:table-cell table:number-columns-repeated="3"/>
        </table:table-row>
        <table:table-row table:style-name="ro7">
          <table:table-cell table:style-name="table-bottom-line" office:value-type="string">
            <text:p>table-bottom-line (to use in the last line)</text:p>
          </table:table-cell>
          <table:table-cell table:number-columns-repeated="2"/>
        </table:table-row>
        <table:table-row table:style-name="ro7">
          <table:table-cell table:number-columns-repeated="3"/>
        </table:table-row>
        <table:table-row table:style-name="ro10">
          <table:table-cell table:style-name="ce5" office:value-type="string">
            <text:p>Styles for ods_style:</text:p>
          </table:table-cell>
          <table:table-cell table:number-columns-repeated="2"/>
        </table:table-row>
        <table:table-row table:style-name="ro7">
          <table:table-cell office:value-type="string">
            <text:p>style name</text:p>
          </table:table-cell>
          <table:table-cell office:value-type="string">
            <text:p>sample</text:p>
          </table:table-cell>
          <table:table-cell office:value-type="string">
            <text:p>notes</text:p>
          </table:table-cell>
        </table:table-row>
        <table:table-row table:style-name="ro11">
          <table:table-cell office:value-type="string">
            <text:p>report-title</text:p>
          </table:table-cell>
          <table:table-cell table:style-name="report-title" office:value-type="string">
            <text:p>report-title</text:p>
          </table:table-cell>
          <table:table-cell/>
        </table:table-row>
        <table:table-row table:style-name="ro12">
          <table:table-cell office:value-type="string">
            <text:p>report-column-title</text:p>
          </table:table-cell>
          <table:table-cell table:style-name="ce3" office:value-type="string">
            <text:p>report-column-title</text:p>
          </table:table-cell>
          <table:table-cell/>
        </table:table-row>
        <table:table-row table:style-name="ro7">
          <table:table-cell office:value-type="string">
            <text:p>text</text:p>
          </table:table-cell>
          <table:table-cell table:style-name="ce8" office:value-type="string">
            <text:p>text</text:p>
          </table:table-cell>
          <table:table-cell/>
        </table:table-row>
        <table:table-row table:style-name="ro7">
          <table:table-cell office:value-type="string">
            <text:p>figure</text:p>
          </table:table-cell>
          <table:table-cell table:style-name="figure" office:value-type="float" office:value="1234.56">
            <text:p><text:s text:c="3"/>1 234.56</text:p>
          </table:table-cell>
          <table:table-cell office:value-type="string">
            <text:p>This style is implictly used if data is numeric</text:p>
          </table:table-cell>
        </table:table-row>
        <table:table-row table:style-name="ro7">
          <table:table-cell office:value-type="string">
            <text:p>date</text:p>
          </table:table-cell>
          <table:table-cell table:style-name="date" office:value-type="date" office:date-value="2003-02-01T04:05:00">
            <text:p>01/02/2003</text:p>
          </table:table-cell>
          <table:table-cell office:value-type="string">
            <text:p>This style is implictly used if data is a date</text:p>
          </table:table-cell>
        </table:table-row>
        <table:table-row table:style-name="ro7">
          <table:table-cell table:number-columns-repeated="3"/>
        </table:table-row>
        <table:table-row table:style-name="ro7">
          <table:table-cell office:value-type="string">
            <text:p>Styles for stat line in ods_style:</text:p>
          </table:table-cell>
          <table:table-cell table:number-columns-repeated="2"/>
        </table:table-row>
        <table:table-row table:style-name="ro7">
          <table:table-cell office:value-type="string">
            <text:p>stat-text</text:p>
          </table:table-cell>
          <table:table-cell table:style-name="stat-text" office:value-type="string">
            <text:p>text</text:p>
          </table:table-cell>
          <table:table-cell/>
        </table:table-row>
        <table:table-row table:style-name="ro7">
          <table:table-cell office:value-type="string">
            <text:p>stat-figure</text:p>
          </table:table-cell>
          <table:table-cell table:style-name="stat-figure" office:value-type="float" office:value="1234.56">
            <text:p><text:s text:c="3"/>1 234.56</text:p>
          </table:table-cell>
          <table:table-cell office:value-type="string">
            <text:p>This style is implictly used if data is numeric</text:p>
          </table:table-cell>
        </table:table-row>
        <table:table-row table:style-name="ro7">
          <table:table-cell office:value-type="string">
            <text:p>stat-date</text:p>
          </table:table-cell>
          <table:table-cell table:style-name="stat-date" office:value-type="date" office:date-value="2003-02-01T04:05:00">
            <text:p>01/02/2003</text:p>
          </table:table-cell>
          <table:table-cell office:value-type="string">
            <text:p>This style is implictly used if data is a d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4" number:language="fr" number:country="FR">
      <number:number number:decimal-places="2" number:min-integer-digits="1" number:grouping="true"/>
    </number:number-style>
    <number:number-style style:name="N10116" number:language="en" number:country="US">
      <number:number number:decimal-places="2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10">
      <number:number number:decimal-places="0" number:min-integer-digits="2">
        <number:embedded-text number:position="2">.</number:embedded-text>
      </number:number>
    </number:number-style>
    <number:number-style style:name="N10117" number:language="en" number:country="US">
      <number:number number:decimal-places="2" number:min-integer-digits="0">
        <number:embedded-text number:position="3"> </number:embedded-text>
      </number:number>
    </number:number-style>
    <number:number-style style:name="N15106" number:language="en" number:country="GB">
      <number:number number:decimal-places="2" number:min-integer-digits="1">
        <number:embedded-text number:position="3"> 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value-type" style:repeat-content="false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port-content-heading2" style:family="table-cell" style:parent-style-name="report-content-heading1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0pt" fo:font-style="normal" fo:text-shadow="none" fo:font-weight="normal"/>
    </style:style>
    <style:style style:name="report-content-heading1" style:family="table-cell" style:parent-style-name="report-content-heading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1pt" fo:text-shadow="1pt 1pt" fo:font-weight="bold"/>
    </style:style>
    <style:style style:name="report-content-heading3" style:family="table-cell" style:parent-style-name="report-content-heading2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  <style:text-properties fo:font-size="9pt" fo:font-style="normal" fo:font-weight="normal"/>
    </style:style>
    <style:style style:name="report-stat-heading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end"/>
      <style:text-properties fo:font-size="11pt" fo:font-weight="bold"/>
    </style:style>
    <style:style style:name="report-stat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size="12pt" fo:font-weight="bold"/>
    </style:style>
    <style:style style:name="report-title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.071cm"/>
      <style:text-properties fo:font-size="18pt" fo:font-weight="bold"/>
    </style:style>
    <style:style style:name="report-conten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1pt" fo:font-weight="bold"/>
    </style:style>
    <style:style style:name="report-content-currency2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10pt" fo:font-weight="normal"/>
    </style:style>
    <style:style style:name="report-content-currency3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9pt" fo:font-weight="normal"/>
    </style:style>
    <style:style style:name="report-stat-currency1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1pt" fo:font-weight="bold"/>
    </style:style>
    <style:style style:name="report-sta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column-title" style:family="table-cell" style:parent-style-name="Default" style:data-style-name="N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report-column-title" style:family="table-cell" style:parent-style-name="column-title">
      <style:table-cell-properties fo:background-color="#e6e6e6" style:text-align-source="fix" style:repeat-content="false" fo:wrap-option="wrap"/>
      <style:paragraph-properties fo:text-align="start" fo:margin-left="0.071cm"/>
      <style:text-properties fo:font-size="12pt" fo:hyphenate="true"/>
    </style:style>
    <style:style style:name="report-content-heading" style:family="table-cell" style:parent-style-name="Heading">
      <style:table-cell-properties fo:background-color="transparent" fo:wrap-option="wrap" style:shrink-to-fit="false"/>
      <style:text-properties fo:hyphenate="false"/>
    </style:style>
    <style:style style:name="report-content-currency1" style:family="table-cell" style:parent-style-name="report-content-currency"/>
    <style:style style:name="report-stat-heading2" style:family="table-cell" style:parent-style-name="report-stat">
      <style:text-properties fo:font-size="10pt"/>
    </style:style>
    <style:style style:name="report-stat-currency2" style:family="table-cell" style:parent-style-name="report-stat-currency">
      <style:text-properties fo:font-size="10pt"/>
    </style:style>
    <style:style style:name="report-title-date" style:family="table-cell" style:parent-style-name="report-title" style:data-style-name="N30"/>
    <style:style style:name="table-bottom-line" style:family="table-cell" style:parent-style-name="Default">
      <style:table-cell-properties fo:border-bottom="none" fo:border-left="none" fo:border-right="none" fo:border-top="0.002cm solid #000000"/>
    </style:style>
    <style:style style:name="report-content-heading2-with-lines" style:family="table-cell" style:parent-style-name="report-content-heading2">
      <style:table-cell-properties fo:border-bottom="0.002cm solid #000000" fo:border-left="none" fo:border-right="0.002cm solid #000000" fo:border-top="0.002cm solid #000000"/>
      <style:text-properties fo:font-size="12pt" fo:hyphenate="true"/>
    </style:style>
    <style:style style:name="report-stat1-sans-bold" style:family="table-cell" style:parent-style-name="report-stat-heading2">
      <style:table-cell-properties fo:border-bottom="none" fo:border-left="0.002cm solid #000000" fo:border-right="0.002cm solid #000000" fo:border-top="none"/>
      <style:text-properties fo:font-weight="normal"/>
    </style:style>
    <style:style style:name="report-stat2-sans-bold" style:family="table-cell" style:parent-style-name="report-stat-heading1">
      <style:table-cell-properties fo:border-bottom="none" fo:border-left="0.002cm solid #000000" fo:border-right="0.002cm solid #000000" fo:border-top="none"/>
      <style:text-properties fo:font-weight="normal"/>
    </style:style>
    <style:style style:name="report-title2" style:family="table-cell" style:parent-style-name="report-title">
      <style:table-cell-properties fo:background-color="#cccccc" style:text-align-source="fix" style:repeat-content="false" fo:border="0.002cm solid #000000" style:vertical-align="middle"/>
      <style:paragraph-properties fo:text-align="start" fo:margin-left="0.071cm"/>
      <style:text-properties fo:font-size="15pt" fo:font-weight="bold"/>
    </style:style>
    <style:style style:name="report-title-date2" style:family="table-cell" style:parent-style-name="report-title-date">
      <style:text-properties fo:font-size="15pt"/>
    </style:style>
    <style:style style:name="report-title3" style:family="table-cell" style:parent-style-name="report-title">
      <style:table-cell-properties style:text-align-source="fix" style:repeat-content="false"/>
      <style:paragraph-properties fo:text-align="start" fo:margin-left="0.071cm"/>
      <style:text-properties fo:font-size="13pt"/>
    </style:style>
    <style:style style:name="report-title-date3" style:family="table-cell" style:parent-style-name="report-title-date">
      <style:text-properties fo:font-size="13pt"/>
    </style:style>
    <style:style style:name="report-stat1-sans-bold-with-lines" style:family="table-cell" style:parent-style-name="report-stat1-sans-bold">
      <style:table-cell-properties fo:border="0.002cm solid #000000"/>
    </style:style>
    <style:style style:name="report-stat2-sans-bold-with-lines" style:family="table-cell" style:parent-style-name="report-stat2-sans-bold">
      <style:table-cell-properties fo:border="0.002cm solid #000000"/>
    </style:style>
    <style:style style:name="figure" style:family="table-cell" style:parent-style-name="Default" style:data-style-name="N10116">
      <style:table-cell-properties fo:border-bottom="none" fo:border-left="0.002cm solid #000000" fo:border-right="0.002cm solid #000000" fo:border-top="none"/>
    </style:style>
    <style:style style:name="date" style:family="table-cell" style:parent-style-name="Default" style:data-style-name="N36">
      <style:table-cell-properties fo:border-bottom="none" fo:border-left="0.002cm solid #000000" fo:border-right="0.002cm solid #000000" fo:border-top="none"/>
    </style:style>
    <style:style style:name="stat-text" style:family="table-cell" style:parent-style-name="figure">
      <style:table-cell-properties fo:wrap-option="wrap" fo:border="0.002cm solid #000000"/>
    </style:style>
    <style:style style:name="stat-figure" style:family="table-cell" style:parent-style-name="figure">
      <style:table-cell-properties fo:border="0.002cm solid #000000"/>
    </style:style>
    <style:style style:name="stat-date" style:family="table-cell" style:parent-style-name="date">
      <style:table-cell-properties fo:border="0.002cm solid #000000"/>
    </style:style>
    <style:style style:name="text" style:family="table-cell" style:parent-style-name="figure">
      <style:table-cell-properties fo:wrap-option="wrap"/>
    </style:style>
    <style:style style:name="report-content-heading4" style:family="table-cell" style:parent-style-name="report-content-heading3">
      <style:paragraph-properties fo:margin-left="0.529cm"/>
      <style:text-properties fo:font-size="8pt"/>
    </style:style>
    <style:style style:name="report-content-currency4" style:family="table-cell" style:parent-style-name="report-content-currency3">
      <style:text-properties fo:font-size="8pt"/>
    </style:style>
    <style:style style:name="report-content-currency5" style:family="table-cell" style:parent-style-name="report-content-currency4"/>
    <style:style style:name="report-content-heading5" style:family="table-cell" style:parent-style-name="report-content-heading4">
      <style:paragraph-properties fo:margin-left="0.706cm"/>
    </style:style>
  </office:styles>
  <office:automatic-styles>
    <style:page-layout style:name="Mpm1">
      <style:page-layout-properties fo:page-width="20.999cm" fo:page-height="29.699cm" style:num-format="1" style:print-orientation="portrait" fo:margin-left="1cm" fo:margin-right="1cm" fo:border="none" fo:padding="0cm" style:shadow="none" fo:background-color="transparent" style:scale-to-X="1" style:scale-to-Y="1000" style:table-centering="horizontal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="none" fo:padding="0cm" style:shadow="none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<text:date style:data-style-name="N2" text:date-value="2010-08-11">11/08/2010</text:date></text:p>
        </style:region-left>
        <style:region-right>
          <text:p>Page <text:page-number>1</text:page-number> / <text:page-count>99</text:page-count> 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0-08-11">11/08/2010</text:date>, <text:time>14:56:16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7-06-08T18:43:37</meta:creation-date>
    <dc:date>2008-01-08T17:51:07</dc:date>
    <dc:language>fr-FR</dc:language>
    <meta:editing-cycles>0</meta:editing-cycles>
    <meta:editing-duration>PT0S</meta:editing-duration>
    <meta:document-statistic meta:table-count="1" meta:cell-count="56" meta:object-count="0"/>
    <meta:user-defined meta:name="Info 1"/>
    <meta:user-defined meta:name="Info 2"/>
    <meta:user-defined meta:name="Info 3"/>
    <meta:user-defined meta:name="Info 4"/>
  </office:meta>
</office:document-meta>
</file>